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Times New Roman" fo:font-size="12pt" fo:language="en" fo:country="US" fo:font-style="italic" style:text-underline-style="none" fo:font-weight="normal" officeooo:rsid="01496769" officeooo:paragraph-rsid="0179da36" fo:background-color="#ffff00" style:font-name-asian="Times New Roman1" style:font-size-asian="12pt" style:font-style-asian="italic" style:font-weight-asian="normal" style:font-name-complex="Times New Roman1" style:font-size-complex="12pt" style:font-style-complex="italic" style:font-weight-complex="normal"/>
    </style:style>
    <style:style style:name="P3" style:family="paragraph" style:parent-style-name="Standard">
      <style:paragraph-properties fo:line-height="100%" fo:text-align="start" style:justify-single-word="false"/>
      <style:text-properties style:text-underline-style="none" fo:font-weight="normal" officeooo:rsid="02ecd53e" officeooo:paragraph-rsid="02ecd53e" fo:background-color="#ffffff" style:font-weight-asian="normal" style:font-weight-complex="normal"/>
    </style:style>
    <style:style style:name="P4" style:family="paragraph" style:parent-style-name="Standard">
      <style:paragraph-properties fo:line-height="100%" fo:text-align="start" style:justify-single-word="false"/>
      <style:text-properties style:text-underline-style="none" officeooo:rsid="02ecd53e" officeooo:paragraph-rsid="02ecd53e" fo:background-color="#ffffff"/>
    </style:style>
    <style:style style:name="P5" style:family="paragraph" style:parent-style-name="Standard">
      <style:paragraph-properties fo:line-height="100%" fo:text-align="start" style:justify-single-word="false"/>
      <style:text-properties style:text-underline-style="none" officeooo:rsid="02ecd53e" officeooo:paragraph-rsid="02f4e72e" fo:background-color="#ffffff"/>
    </style:style>
    <style:style style:name="P6" style:family="paragraph" style:parent-style-name="Standard">
      <style:paragraph-properties fo:line-height="100%" fo:text-align="start" style:justify-single-word="false"/>
      <style:text-properties officeooo:paragraph-rsid="0179da36"/>
    </style:style>
    <style:style style:name="P7" style:family="paragraph" style:parent-style-name="Standard">
      <style:paragraph-properties fo:line-height="100%" fo:text-align="start" style:justify-single-word="false"/>
      <style:text-properties officeooo:paragraph-rsid="02ecd53e"/>
    </style:style>
    <style:style style:name="P8" style:family="paragraph" style:parent-style-name="Standard">
      <style:paragraph-properties fo:line-height="100%" fo:text-align="start" style:justify-single-word="false"/>
      <style:text-properties officeooo:paragraph-rsid="030b219d"/>
    </style:style>
    <style:style style:name="P9"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ecd53e" fo:background-color="#ffffff"/>
    </style:style>
    <style:style style:name="P10"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f4e72e" fo:background-color="#ffffff"/>
    </style:style>
    <style:style style:name="P11"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f941a7" fo:background-color="#ffffff"/>
    </style:style>
    <style:style style:name="P12" style:family="paragraph" style:parent-style-name="Standard">
      <style:paragraph-properties fo:line-height="100%" fo:text-align="start" style:justify-single-word="false"/>
      <style:text-properties style:text-underline-style="solid" style:text-underline-width="auto" style:text-underline-color="font-color" officeooo:paragraph-rsid="02f4e72e" fo:background-color="#ffffff"/>
    </style:style>
    <style:style style:name="P13" style:family="paragraph" style:parent-style-name="Standard">
      <style:paragraph-properties fo:line-height="100%" fo:text-align="center" style:justify-single-word="false"/>
      <style:text-properties fo:font-weight="bold" officeooo:rsid="02feeba8" officeooo:paragraph-rsid="030b219d" fo:background-color="#ffffff" style:font-weight-asian="bold" style:font-weight-complex="bold"/>
    </style:style>
    <style:style style:name="P14" style:family="paragraph" style:parent-style-name="Standard">
      <style:paragraph-properties fo:line-height="100%" fo:text-align="center" style:justify-single-word="false"/>
      <style:text-properties fo:font-weight="bold" officeooo:rsid="03019228" officeooo:paragraph-rsid="030b219d" fo:background-color="#ffffff" style:font-weight-asian="bold" style:font-weight-complex="bold"/>
    </style:style>
    <style:style style:name="P15" style:family="paragraph" style:parent-style-name="Standard" style:master-page-name="">
      <loext:graphic-properties draw:fill="none"/>
      <style:paragraph-properties fo:margin-left="0.3752in" fo:margin-right="0in" fo:line-height="100%" fo:text-align="start" style:justify-single-word="false" fo:text-indent="-0.3752in" style:auto-text-indent="false" style:page-number="auto" fo:background-color="transparent"/>
      <style:text-properties officeooo:paragraph-rsid="02f941a7"/>
    </style:style>
    <style:style style:name="P16" style:family="paragraph" style:parent-style-name="Standard">
      <loext:graphic-properties draw:fill="none"/>
      <style:paragraph-properties fo:margin-left="0.3752in" fo:margin-right="0in" fo:line-height="100%" fo:text-align="start" style:justify-single-word="false" fo:text-indent="-0.3752in" style:auto-text-indent="false" fo:background-color="transparent"/>
      <style:text-properties officeooo:paragraph-rsid="02f941a7"/>
    </style:style>
    <style:style style:name="T1" style:family="text">
      <style:text-properties style:font-name="Times New Roman" fo:font-size="12pt" fo:language="en" fo:country="US" fo:font-style="normal" style:text-underline-style="none" fo:font-weight="normal" officeooo:rsid="030fda7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31141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31558f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324c7a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325668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32799a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327bad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32bfdd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32da13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1496769" fo:background-color="#ffff00"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32da13a"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style:font-name-asian="Times New Roman1" style:font-size-asian="12pt" style:font-style-asian="normal" style:font-name-complex="Times New Roman1" style:font-size-complex="12pt" style:font-style-complex="normal"/>
    </style:style>
    <style:style style:name="T14" style:family="text">
      <style:text-properties style:font-name="Times New Roman" fo:font-size="12pt" fo:language="en" fo:country="US" fo:font-style="normal" style:text-underline-style="none" fo:font-weight="bold" officeooo:rsid="01496769"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5" style:family="text">
      <style:text-properties style:font-name="Times New Roman" fo:font-size="12pt" fo:language="en" fo:country="US" fo:font-style="normal" style:text-underline-style="solid" style:text-underline-width="auto" style:text-underline-color="font-color" fo:font-weight="bold" officeooo:rsid="01496769" fo:background-color="#ffff00"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6" style:family="text">
      <style:text-properties style:font-name="Times New Roman" fo:font-size="12pt" fo:language="en" fo:country="US" fo:font-style="normal" style:text-underline-style="solid" style:text-underline-width="auto" style:text-underline-color="font-color" officeooo:rsid="01496769" style:font-name-asian="Times New Roman1" style:font-size-asian="12pt" style:font-style-asian="normal" style:font-name-complex="Times New Roman1" style:font-size-complex="12pt" style:font-style-complex="normal"/>
    </style:style>
    <style:style style:name="T17" style:family="text">
      <style:text-properties style:font-name="Times New Roman" fo:font-size="12pt" fo:language="en" fo:country="US" fo:font-style="normal" style:text-underline-style="solid" style:text-underline-width="auto" style:text-underline-color="font-color" fo:font-weight="normal" officeooo:rsid="02ecd53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style:text-underline-style="solid" style:text-underline-width="auto" style:text-underline-color="font-color" fo:font-weight="normal" officeooo:rsid="0316c52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fo:font-weight="normal" officeooo:rsid="01496769"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fo:font-weight="normal" officeooo:rsid="02f4e72e"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language="en" fo:country="US" fo:font-style="normal" fo:font-weight="normal" officeooo:rsid="02ecd53e"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language="en" fo:country="US" fo:font-style="normal" fo:font-weight="normal" officeooo:rsid="02f941a7"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language="en" fo:country="US" fo:font-style="normal" fo:font-weight="normal" officeooo:rsid="032da13a"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language="en" fo:country="US" fo:font-style="normal" fo:font-weight="normal" officeooo:rsid="0335ce52"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language="en" fo:country="US" fo:font-style="normal" fo:font-weight="normal" officeooo:rsid="033ca6d2"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n" fo:country="US" fo:font-style="normal" officeooo:rsid="032bfddb" style:font-name-asian="Times New Roman1" style:font-size-asian="12pt" style:font-style-asian="normal" style:font-name-complex="Times New Roman1" style:font-size-complex="12pt" style:font-style-complex="normal"/>
    </style:style>
    <style:style style:name="T28" style:family="text">
      <style:text-properties style:font-name="Times New Roman" fo:font-size="12pt" fo:language="en" fo:country="US" fo:font-style="normal" officeooo:rsid="032da13a" style:font-name-asian="Times New Roman1" style:font-size-asian="12pt" style:font-style-asian="normal" style:font-name-complex="Times New Roman1" style:font-size-complex="12pt" style:font-style-complex="normal"/>
    </style:style>
    <style:style style:name="T29" style:family="text">
      <style:text-properties style:font-name="Times New Roman" fo:font-size="12pt" fo:language="en" fo:country="US" fo:font-style="normal" officeooo:rsid="0335ce52" style:font-name-asian="Times New Roman1" style:font-size-asian="12pt" style:font-style-asian="normal" style:font-name-complex="Times New Roman1" style:font-size-complex="12pt" style:font-style-complex="normal"/>
    </style:style>
    <style:style style:name="T30" style:family="text">
      <style:text-properties style:font-name="Times New Roman" fo:font-size="12pt" fo:language="en" fo:country="US" fo:font-style="normal" officeooo:rsid="0338dab7" style:font-name-asian="Times New Roman1" style:font-size-asian="12pt" style:font-style-asian="normal" style:font-name-complex="Times New Roman1" style:font-size-complex="12pt" style:font-style-complex="normal"/>
    </style:style>
    <style:style style:name="T31" style:family="text">
      <style:text-properties style:font-name="Times New Roman" fo:font-size="12pt" fo:language="en" fo:country="US" style:text-underline-style="solid" style:text-underline-width="auto" style:text-underline-color="font-color" fo:font-weight="normal" officeooo:rsid="02ecd53e" fo:background-color="#ffffff" loext:char-shading-value="0" style:font-name-asian="Times New Roman1" style:font-size-asian="12pt" style:font-weight-asian="normal" style:font-name-complex="Times New Roman1" style:font-size-complex="12pt" style:font-weight-complex="normal"/>
    </style:style>
    <style:style style:name="T32" style:family="text">
      <style:text-properties style:text-position="super 58%" style:font-name="Times New Roman" fo:font-size="12pt" fo:language="en" fo:country="US" fo:font-style="normal" style:text-underline-style="none" fo:font-weight="normal" officeooo:rsid="031141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3" style:family="text">
      <style:text-properties style:text-position="super 58%" style:font-name="Times New Roman" fo:font-size="12pt" fo:language="en" fo:country="US" fo:font-style="normal" fo:font-weight="normal" officeooo:rsid="033ca6d2" style:font-name-asian="Times New Roman1" style:font-size-asian="12pt" style:font-style-asian="normal" style:font-weight-asian="normal" style:font-name-complex="Times New Roman1" style:font-size-complex="12pt" style:font-style-complex="normal" style:font-weight-complex="normal"/>
    </style:style>
    <style:style style:name="T34" style:family="text">
      <style:text-properties style:text-position="0% 100%"/>
    </style:style>
    <style:style style:name="T35" style:family="text">
      <style:text-properties officeooo:rsid="032da13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0">6a.Review the CMM approach for setting security objectives, and the list of fifteen stated attributes and characteristics used determine risk management objectives (p. 78).Based on your workplace/organization develop a sample strategy for one area of Information Security Governance (list below), follow the 10 steps provided in chapter 11, p. 99.Start by selecting the area and briefly describing it (0), then define the desired state (1), define the current state (2), perform a gap analysis (3)….develop a project and management plans (10). Mark the numbers.*</text:span><text:span text:style-name="T15">Follow the example that I provided in chapter 11 slides posted in the discussion board</text:span><text:span text:style-name="T10">, you should provide your sample strategy as a vertical bird’s eye view; for example, for step 9, “Design monitoring and metrics for controls”, suggest an industry tools/methodology for monitoring and metrics rather than developing an actual metrics. <text:s text:c="2"/></text:span></text:p>
      <text:p text:style-name="P6"><text:span text:style-name="T10"/></text:p>
      <text:p text:style-name="P13"><text:span text:style-name="T16">Secure Communication</text:span></text:p>
      <text:p text:style-name="P8"><text:span text:style-name="T14"><text:tab/></text:span><text:span text:style-name="T1">Secure Communication </text:span><text:span text:style-name="T2">blocks 3</text:span><text:span text:style-name="T32">rd</text:span><text:span text:style-name="T2"> parties from eavesdropping or intercepting messages. It is general</text:span><text:span text:style-name="T3">ly</text:span><text:span text:style-name="T2"> accepted that “data should be encrypted in transit and at rest” </text:span><text:span text:style-name="T4">(Hsu &amp; Ch</text:span><text:span text:style-name="T5">ao</text:span><text:span text:style-name="T4">, 2019). </text:span><text:span text:style-name="T2">In this case the “in transit” being secure communications. </text:span><text:span text:style-name="T6">It is the job of secure communications to verify only the attended parties have access to the communication line, </text:span><text:span text:style-name="T7">its contents, or its history.</text:span></text:p>
      <text:p text:style-name="P14"><text:span text:style-name="T13"/></text:p>
      <text:p text:style-name="P6"><text:span text:style-name="T10"/></text:p>
      <text:p text:style-name="P9"><text:span text:style-name="T20">1: </text:span><text:span text:style-name="T21">Def</text:span><text:span text:style-name="T19">ine Desired State</text:span></text:p>
      <text:p text:style-name="P9"><text:span text:style-name="T11"><text:tab/></text:span><text:span text:style-name="T12">Implicit deny all ports with firewall</text:span></text:p>
      <text:p text:style-name="P3"><text:span text:style-name="T27"><text:tab/>Traffic is segregated via VLANs</text:span></text:p>
      <text:p text:style-name="P7"><text:span text:style-name="T8"><text:tab/></text:span><text:span text:style-name="T9">Encrypted traffic.</text:span></text:p>
      <text:p text:style-name="P3"><text:span text:style-name="T28"><text:tab/>Strong and trusted encryption for tunneled traffic from CA and ECSDA</text:span></text:p>
      <text:p text:style-name="P3"><text:span text:style-name="T28"><text:tab/></text:span><text:span text:style-name="T29">SIEM – Splunk </text:span><text:span text:style-name="T30">logging policy</text:span></text:p>
      <text:p text:style-name="P4"><text:span text:style-name="T25"><text:tab/>IDS/IPS - SNORT</text:span></text:p>
      <text:p text:style-name="P9"><text:span text:style-name="T19"/></text:p>
      <text:p text:style-name="P10"><text:span text:style-name="T21">2</text:span><text:span text:style-name="T20">: </text:span><text:span text:style-name="T19">Determine Current State</text:span></text:p>
      <text:p text:style-name="P5"><text:span text:style-name="T19"><text:tab/></text:span><text:span text:style-name="T26">3</text:span><text:span text:style-name="T33">rd</text:span><text:span text:style-name="T26"> party audit.</text:span></text:p>
      <text:p text:style-name="P5"><text:span text:style-name="T26"><text:tab/>Review of need to know access privledges.</text:span></text:p>
      <text:p text:style-name="P10"><text:span text:style-name="T26"/></text:p>
      <text:p text:style-name="P10"><text:span text:style-name="T21">3</text:span><text:span text:style-name="T20">: </text:span><text:span text:style-name="T19">Perform Gap Analysis </text:span></text:p>
      <text:p text:style-name="P10"><text:span text:style-name="T19"/></text:p>
      <text:p text:style-name="P10"><text:span text:style-name="T19"/></text:p>
      <text:p text:style-name="P10"><text:span text:style-name="T19"/></text:p>
      <text:p text:style-name="P10"><text:span text:style-name="T21">4</text:span><text:span text:style-name="T20">: </text:span><text:span text:style-name="T19">Set Control Objectives</text:span></text:p>
      <text:p text:style-name="P10"><text:span text:style-name="T19"/></text:p>
      <text:p text:style-name="P10"><text:span text:style-name="T19"/></text:p>
      <text:p text:style-name="P10"><text:span text:style-name="T21">5</text:span><text:span text:style-name="T20">: </text:span><text:span text:style-name="T19">Determine Resources </text:span></text:p>
      <text:p text:style-name="P10"><text:span text:style-name="T19"/></text:p>
      <text:p text:style-name="P10"><text:span text:style-name="T21">6</text:span><text:span text:style-name="T20">: </text:span><text:span text:style-name="T19">Define Constraints</text:span></text:p>
      <text:p text:style-name="P10"><text:span text:style-name="T19"/></text:p>
      <text:p text:style-name="P10"><text:span text:style-name="T19"/></text:p>
      <text:p text:style-name="P10"><text:span text:style-name="T21">7</text:span><text:span text:style-name="T20">: </text:span><text:span text:style-name="T19">Evaluate Control Choices</text:span></text:p>
      <text:p text:style-name="P10"><text:span text:style-name="T19"/></text:p>
      <text:p text:style-name="P12"><text:span text:style-name="T21">8</text:span><text:span text:style-name="T20">: </text:span><text:span text:style-name="T22">Design Controls with Available resources</text:span></text:p>
      <text:p text:style-name="P12"><text:span text:style-name="T22"/></text:p>
      <text:p text:style-name="P11"><text:span text:style-name="T21">9</text:span><text:span text:style-name="T20">: </text:span><text:span text:style-name="T19">Design Monitoring and Metrics for Controls</text:span></text:p>
      <text:p text:style-name="P11"><text:span text:style-name="T19"/></text:p>
      <text:p text:style-name="P11"><text:span text:style-name="T23">1</text:span><text:span text:style-name="T21">0</text:span><text:span text:style-name="T20">: </text:span><text:span text:style-name="T19">Develop Project and Management Plans</text:span></text:p>
      <text:p text:style-name="P11"><text:soft-page-break/><text:span text:style-name="T19"/></text:p>
      <text:p text:style-name="P11"><text:span text:style-name="T19"/></text:p>
      <text:p text:style-name="P11"><text:span text:style-name="T19"/></text:p>
      <text:p text:style-name="P11"><text:span text:style-name="T19"/></text:p>
      <text:p text:style-name="P15"><text:span text:style-name="T17">Hsu, </text:span><text:span text:style-name="T18">M. &amp; </text:span><text:span text:style-name="T17">Chao, </text:span><text:span text:style-name="T18">H. (2009). </text:span><text:span text:style-name="T17">Securing Computerized Personal Data during Transit and at Rest Using Programmable System on Chip (PSoC) Technology.</text:span><text:span text:style-name="Emphasis"><text:span text:style-name="T31"> WRI World Congress on Computer Science and Information Engineering, </text:span></text:span><text:span text:style-name="T17">pp. 415-420, </text:span><text:a xlink:type="simple" xlink:href="https://doi.org/10.1109/CSIE.2009.490" text:style-name="Internet_20_link" text:visited-style-name="Visited_20_Internet_20_Link"><text:span text:style-name="T18">https://doi.org/</text:span></text:a><text:a xlink:type="simple" xlink:href="https://doi.org/10.1109/CSIE.2009.490" text:style-name="Internet_20_link" text:visited-style-name="Visited_20_Internet_20_Link"><text:span text:style-name="T17">10.1109/CSIE.2009.490</text:span></text:a></text:p>
      <text:p text:style-name="P16"><text:span text:style-name="T17"/></text:p>
      <text:p text:style-name="P1"/>
      <text:p text:style-name="P1">**Remember to determine the status by selecting the appropriate level of maturity: nonexistent, ad-hoc, repeatable but intuitive, defined process, managed and measurable, optimized (p. 59). </text:p>
      <text:p text:style-name="P1">(*clearly label each step rather than form your answer in an essay style)</text:p>
      <text:p text:style-name="P1"/>
      <text:p text:style-name="P1">Choose one area of Information Security Governance:</text:p>
      <text:p text:style-name="P1"/>
      <text:p text:style-name="P2">Access Control, User Identification, Password Management, Secure Communication, Secure Storage, Remote Access, Pre-Employment Screening, Personnel Separation, Workstation, System Inventory</text:p>
      <text:p text:style-name="P1"/>
      <text:p text:style-name="P1"/>
      <text:p text:style-name="P1">6b.Review the 10 steps of the strategy development process noted in chapter 11, page 99.</text:p>
      <text:p text:style-name="P1"/>
      <text:p text:style-name="P1">6b.I In your opinion which step poses the most difficult challenge to an information security manager? Why? Provide an example to support your answer.</text:p>
      <text:p text:style-name="P1"/>
      <text:p text:style-name="P1">6b.II In your opinion which step poses the most difficult challenge to a senior manager? Why? Provide an example to support your answer.</text:p>
      <text:p text:style-name="P1"/>
      <text:p text:style-name="P1">6c.Review your organization’s/workplace’s (or an organization that you are familiar with or previously worked for) Information Security Program manual for a policy about data management on personal devices. <text:s/></text:p>
      <text:p text:style-name="P1">6c.I <text:s/>Identify the policy and provide the text in quotation.</text:p>
      <text:p text:style-name="P1">6c.II Analyze the policy’s and standard’s attributes, use adjustives in your answer similar to those noted in chapter 12. (i.e. meaningful, necessary, specific, consistent, clear, contiguous, proportionate, measurable, enforceable, acceptable, adaptable, etc.)</text:p>
      <text:p text:style-name="P1"/>
      <text:p text:style-name="P1">6c.II <text:s/>Suggest improvements or appropriate updates to the polic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20T23:19:22.616722221</dc:date>
    <meta:editing-duration>PT13H23M</meta:editing-duration>
    <meta:editing-cycles>286</meta:editing-cycles>
    <meta:generator>LibreOffice/6.4.7.2$Linux_X86_64 LibreOffice_project/40$Build-2</meta:generator>
    <meta:document-statistic meta:table-count="0" meta:image-count="0" meta:object-count="0" meta:page-count="2" meta:paragraph-count="33" meta:word-count="523" meta:character-count="3597" meta:non-whitespace-character-count="3087"/>
  </office:meta>
</office:document-meta>
</file>